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18_09-56-13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2-18_12-29-06_000.png</text:p>
          </table:table-cell>
          <table:table-cell office:value-type="string">
            <text:p>:m 読みたい本 / 『知覚の現象学　１』 / 著者=メルロー＝ポンティ　竹内、小木、訳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2-18_12-38-11_000.png</text:p>
          </table:table-cell>
          <table:table-cell office:value-type="string">
            <text:p>:m 読みたい本 / 『経験としての芸術』 / 著者=ジョン・デュウイー　鈴木康司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2-18_13-03-10_000.jpg</text:p>
          </table:table-cell>
          <table:table-cell office:value-type="string">
            <text:p>:bookmemo / 読んだ本 / 『オートメーション・バカ』 / 著者=ニコラス・G・カー　篠儀直子、訳</text:p>
          </table:table-cell>
          <table:table-cell table:number-columns-repeated="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18_13-14-54_000.jpg</text:p>
          </table:table-cell>
          <table:table-cell office:value-type="string">
            <text:p>:bookmemo / 読んだ本 / 『サブプライム問題とアメリカの住宅金融市場』 / 著者=小林、安田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2-18_13-36-45_000.png</text:p>
          </table:table-cell>
          <table:table-cell office:value-type="string">
            <text:p>:m 読みたい本 / 『漢方薬は効かない』 / 著者=高橋晄正</text:p>
          </table:table-cell>
          <table:table-cell table:number-columns-repeated="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2-18_13-54-47_000.jpg</text:p>
          </table:table-cell>
          <table:table-cell office:value-type="string">
            <text:p>:bookmemo / 読んだ本 / 『患者よ、がんと闘うな』 / 著者=近藤誠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45 E-139-34-49.32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2-18_15-02-10_000.jpg</text:p>
          </table:table-cell>
          <table:table-cell office:value-type="string">
            <text:p>:m 1-2*3 RES / 245 / 『相対性理論』　メラー　永田恒夫、伊藤大介、訳 / p.106</text:p>
          </table:table-cell>
          <table:table-cell table:number-columns-repeated="5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12-18_15-02-28_000.jpg</text:p>
          </table:table-cell>
          <table:table-cell office:value-type="string">
            <text:p>:m 3*3 RES / 245 / 『相対性理論』　メラー　永田恒夫、伊藤大介、訳 / p.106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2-18_15-26-02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18_20-25-49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2-18_22-51-20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2-19_00-11-39_000.jpg</text:p>
          </table:table-cell>
          <table:table-cell table:style-name="Default" office:value-type="string">
            <text:p>:m other / log / 寝る前　ウェブ閲覧　記録　（for オナニー） / 未了 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2-19_05-47-17_000.jpg</text:p>
          </table:table-cell>
          <table:table-cell table:style-name="Default" office:value-type="string">
            <text:p>:m :PHOTO 起きた時刻 / 20181219</text:p>
          </table:table-cell>
          <table:table-cell table:number-columns-repeated="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2018-12-19_06-03-16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7" table:number-rows-repeated="2">
          <table:table-cell table:number-columns-repeated="8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9">
          <table:table-cell table:number-columns-repeated="8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8"/>
        </table:table-row>
        <table:table-row table:style-name="ro7" table:number-rows-repeated="2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/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17">
            <text:p>17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16">
            <text:p>16</text:p>
          </table:table-cell>
          <table:table-cell table:number-columns-repeated="5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6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-*</text:p>
          </table:table-cell>
          <table:table-cell table:style-name="ce1" table:formula="of:=COUNTIF([.$C$2:.$C16];&quot;-\*&quot;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total</text:p>
          </table:table-cell>
          <table:table-cell table:style-name="ce1" table:formula="of:=COUNTA([.$B$2:.$B16])" office:value-type="float" office:value="15">
            <text:p>15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6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6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6];[.B164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14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6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2018/12/19</text:date>, <text:time>06:3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9T06:34:32.74</dc:date>
    <dc:creator>iwabuchi ken</dc:creator>
    <meta:editing-duration>P6DT2H53M55S</meta:editing-duration>
    <meta:editing-cycles>2367</meta:editing-cycles>
    <meta:document-statistic meta:table-count="1" meta:cell-count="87" meta:object-count="0"/>
  </office:meta>
</office:document-meta>
</file>